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2DF3C2387F93EF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cda64"/>
    </style:style>
    <style:style style:name="T4" style:family="text">
      <style:text-properties officeooo:rsid="0036887d"/>
    </style:style>
    <style:style style:name="T5" style:family="text">
      <style:text-properties officeooo:rsid="0039f358"/>
    </style:style>
    <style:style style:name="T6" style:family="text">
      <style:text-properties officeooo:rsid="003cce42"/>
    </style:style>
    <style:style style:name="T7" style:family="text">
      <style:text-properties officeooo:rsid="003dda85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2DF3C2387F93EF94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3">10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1de" text:style-name="Internet_20_link" text:visited-style-name="Visited_20_Internet_20_Link">HTTPS://CODERPROG.COM/ULTIMATE-MYSQL-BOOTCAMP/</text:a><text:span text:style-name="T4">6</text:span><text:a xlink:type="simple" xlink:href="https://CODERPROG.COM/ULTIMATE-MYSQL-BOOTCAMP/1de" text:style-name="Internet_20_link" text:visited-style-name="Visited_20_Internet_20_Link"><text:span text:style-name="T4">de</text:span></text:a><text:span text:style-name="T4">6</text:span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text:span text:style-name="T5">2de2</text:span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text:span text:style-name="T7">2de2</text:span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8T20:27:43.747261763</dc:date>
    <meta:editing-duration>PT1H49M58S</meta:editing-duration>
    <meta:editing-cycles>37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84" meta:non-whitespace-character-count="584"/>
  </office:meta>
</office:document-meta>
</file>